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eding Offer Sequence Diagram</text:p>
      <text:p text:style-name="P2"/>
      <text:p text:style-name="P1">This diagram is used to show the dynamic interaction between the different objects used when executing a breeding request. There are two actors and two objects involved in the breeding request. The User represents the person placing one of their monsters up for breeding. The User's Friend represents a valid friend, another user of the game, who wishes to use the user's monster for breeding with one of their monsters. <text:s/>The Breeding Options Page is the place where the User's monster is set available to breeding. <text:s/>This process must go through an error check, possibly using JavaScript validation, which is represented by the Error Check Object. The User's Friend's monster list represents the store of monsters the User's Friend has.</text:p>
      <text:p text:style-name="P1"/>
      <text:p text:style-name="P1">The User accesses his <text:s/>Breeding Options page and chooses a monster and it's cash value. <text:s/>An error check then occurs to ensure that the cash value is valid before the monster is put up for breeding. <text:s/>If it fails the monster will not be put up for breeding and an error message displayed. Otherwise the monster will be put up for breeding. The User's Friend will be able to see that the monster is up for breeding, and can select it from the User's monster list. After selecting a monster, the User's Friend must select a monster from their own list for the selected monster to breed with. The number of children is calculated based on an algorithm which is included in the Significant Algorithm section. These children are then added to the User's Friend's Monster List. The User's Friend gives money to the User, which is added to the User's cash pile. Throughout this time, the <text:s/>breeding monster never actually goes over to the User's Friend; only the monster's attributes are needed to perform the breeding algorith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19:26:40.02</meta:creation-date>
    <dc:date>2013-01-29T14:35:46.11</dc:date>
    <dc:creator>Kit Farmer</dc:creator>
    <meta:editing-duration>PT2H27M5S</meta:editing-duration>
    <meta:editing-cycles>5</meta:editing-cycles>
    <meta:generator>OpenOffice.org/3.4.1$Win32 OpenOffice.org_project/341m1$Build-9593</meta:generator>
    <meta:document-statistic meta:table-count="0" meta:image-count="0" meta:object-count="0" meta:page-count="1" meta:paragraph-count="3" meta:word-count="302" meta:character-count="1789"/>
  </office:meta>
</office:document-meta>
</file>